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g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.Flag( String name , String description ,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g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.consume( List &lt; String &gt;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ag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g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